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60c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60c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60c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60c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60c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60c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60c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60c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60c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60c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60c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60c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60c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60c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60c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60c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60c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sabella Andreina León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4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65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elis  Martí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68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2.0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8" meta:non-whitespace-character-count="992"/>
    <meta:template xlink:type="simple" xlink:actuate="onRequest" xlink:title="Normal" xlink:href=""/>
  </office:meta>
</office:document-meta>
</file>